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d</mtext>
            <mi>W</mi>
            <mrow>
              <mi/>
              <mo stretchy="false">=</mo>
              <mi/>
            </mrow>
            <mi>q</mi>
            <mstyle mathvariant="bold">
              <mrow>
                <mi>E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⋅</mo>
              <mi/>
            </mrow>
            <mtext>d</mtext>
            <mstyle mathvariant="bold">
              <mrow>
                <mi>r</mi>
              </mrow>
            </mstyle>
          </mrow>
        </mtd>
      </mtr>
      <mtr>
        <mtd>
          <mrow>
            <mfrac>
              <mrow>
                <mtext>d</mtext>
                <mi>W</mi>
              </mrow>
              <mrow>
                <mtext>d</mtext>
                <mi>t</mi>
              </mrow>
            </mfrac>
            <mrow>
              <mi/>
              <mo stretchy="false">=</mo>
              <mi/>
            </mrow>
            <mi>q</mi>
            <mstyle mathvariant="bold">
              <mrow>
                <mi>E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⋅</mo>
              <mi/>
            </mrow>
            <mstyle mathvariant="bold">
              <mrow>
                <mi>v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</mtable>
    <annotation encoding="StarMath 5.0">alignc "d" W `=` q bold E (bold r) `cdot` "d" bold r newline
alignc {"d" W} over {"d" t} `=` q bold E (bold r) `cdot` bold v 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7:52:02.073000000</meta:creation-date>
    <meta:generator>LibreOffice/4.1.4.2$Windows_x86 LibreOffice_project/0a0440ccc0227ad9829de5f46be37cfb6edcf72</meta:generator>
  </office:meta>
</office:document-meta>
</file>